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Helvetica, sans-serif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4.101cm" fo:margin-left="-0.106cm" fo:margin-top="0cm" fo:margin-bottom="0cm" table:align="left"/>
    </style:style>
    <style:style style:name="Table1.A" style:family="table-column">
      <style:table-column-properties style:column-width="2.208cm"/>
    </style:style>
    <style:style style:name="Table1.B" style:family="table-column">
      <style:table-column-properties style:column-width="2.796cm"/>
    </style:style>
    <style:style style:name="Table1.C" style:family="table-column">
      <style:table-column-properties style:column-width="5.011cm"/>
    </style:style>
    <style:style style:name="Table1.D" style:family="table-column">
      <style:table-column-properties style:column-width="2.011cm"/>
    </style:style>
    <style:style style:name="Table1.E" style:family="table-column">
      <style:table-column-properties style:column-width="2.074cm"/>
    </style:style>
    <style:style style:name="Table1.1" style:family="table-row">
      <style:table-row-properties style:min-row-height="0.529cm"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9" style:family="table-row">
      <style:table-row-properties style:min-row-height="0.487cm" fo:keep-together="auto"/>
    </style:style>
    <style:style style:name="P1" style:family="paragraph" style:parent-style-name="Standard">
      <style:paragraph-properties fo:text-align="start" style:justify-single-word="false">
        <style:tab-stops/>
      </style:paragraph-properties>
    </style:style>
    <style:style style:name="P2" style:family="paragraph" style:parent-style-name="Standard">
      <style:paragraph-properties fo:text-align="end" style:justify-single-word="false">
        <style:tab-stops/>
      </style:paragraph-properties>
    </style:style>
    <style:style style:name="P3" style:family="paragraph" style:parent-style-name="Standard">
      <style:text-properties fo:language="nl" fo:country="NL" fo:font-weight="bold" officeooo:rsid="0020dc6e" officeooo:paragraph-rsid="0020dc6e" style:font-weight-asian="bold" style:font-weight-complex="bold"/>
    </style:style>
    <style:style style:name="P4" style:family="paragraph" style:parent-style-name="Standard">
      <style:text-properties fo:language="nl" fo:country="NL" fo:font-weight="normal" officeooo:rsid="0020dc6e" officeooo:paragraph-rsid="0020dc6e" style:font-weight-asian="normal" style:font-weight-complex="normal"/>
    </style:style>
    <style:style style:name="P5" style:family="paragraph" style:parent-style-name="Text_20_body">
      <style:text-properties fo:language="nl" fo:country="NL" officeooo:rsid="001ccbf7" officeooo:paragraph-rsid="001ccbf7"/>
    </style:style>
    <style:style style:name="P6" style:family="paragraph" style:parent-style-name="Text_20_body">
      <style:text-properties fo:language="nl" fo:country="NL" officeooo:rsid="001df525" officeooo:paragraph-rsid="001df525"/>
    </style:style>
    <style:style style:name="P7" style:family="paragraph" style:parent-style-name="Text_20_body">
      <style:text-properties fo:language="nl" fo:country="NL" fo:font-weight="bold" officeooo:rsid="001df525" officeooo:paragraph-rsid="001df525" style:font-weight-asian="bold" style:font-weight-complex="bold"/>
    </style:style>
    <style:style style:name="P8" style:family="paragraph" style:parent-style-name="Text_20_body">
      <style:text-properties fo:language="nl" fo:country="NL" fo:font-weight="bold" officeooo:rsid="001e6862" officeooo:paragraph-rsid="001e6862" style:font-weight-asian="bold" style:font-weight-complex="bold"/>
    </style:style>
    <style:style style:name="P9" style:family="paragraph" style:parent-style-name="Text_20_body">
      <style:text-properties fo:language="nl" fo:country="NL" fo:font-weight="bold" officeooo:rsid="001ccbf7" officeooo:paragraph-rsid="001ccbf7" style:font-weight-asian="bold" style:font-weight-complex="bold"/>
    </style:style>
    <style:style style:name="P10" style:family="paragraph" style:parent-style-name="Text_20_body">
      <style:text-properties fo:language="nl" fo:country="NL" fo:font-weight="normal" officeooo:rsid="001df525" officeooo:paragraph-rsid="001df525" style:font-weight-asian="normal" style:font-weight-complex="normal"/>
    </style:style>
    <style:style style:name="P11" style:family="paragraph" style:parent-style-name="Text_20_body">
      <style:text-properties fo:language="nl" fo:country="NL" fo:font-weight="normal" officeooo:rsid="001e6862" officeooo:paragraph-rsid="001e6862" style:font-weight-asian="normal" style:font-weight-complex="normal"/>
    </style:style>
    <style:style style:name="P12" style:family="paragraph" style:parent-style-name="Text_20_body">
      <style:text-properties fo:language="nl" fo:country="NL" officeooo:rsid="001e6862" officeooo:paragraph-rsid="001e6862"/>
    </style:style>
    <style:style style:name="P13" style:family="paragraph" style:parent-style-name="Text_20_body">
      <style:paragraph-properties fo:margin-left="0cm" fo:margin-right="0cm" fo:orphans="2" fo:widows="2" fo:text-indent="0cm" style:auto-text-indent="false"/>
      <style:text-properties fo:language="nl" fo:country="NL"/>
    </style:style>
    <style:style style:name="P14" style:family="paragraph" style:parent-style-name="Title">
      <style:text-properties fo:language="nl" fo:country="NL"/>
    </style:style>
    <style:style style:name="T1" style:family="text">
      <style:text-properties officeooo:rsid="001ccbf7"/>
    </style:style>
    <style:style style:name="T2" style:family="text">
      <style:text-properties officeooo:rsid="001df525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e686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Crowdfunding NicE <text:span text:style-name="T1">R</text:span>obobuoy</text:p>
      <text:p text:style-name="P13"/>
      <text:p text:style-name="P5">Beste lezer,</text:p>
      <text:p text:style-name="P5">Zoals vele van jullie inmiddels wel weten ben ik begonnen aan een project wat ik Robobuoy genaamd heb.</text:p>
      <text:p text:style-name="P5">Het doel van dit project is het ontwikkelen van een autonome boei. Het is de bedoeling dat een boei uitgezet wordt als een <text:span text:style-name="T2">normale</text:span> boei. Na het omhalen van een schakelaar blijft <text:span text:style-name="T2">Robobuoy echter</text:span> op positie totdat <text:span text:style-name="T2">het systeem weer uitgeschakeld </text:span>wordt. <text:span text:style-name="T2">De positie bepaling wordt gedaan aan de hand van een GPS ontvanger. </text:span></text:p>
      <text:p text:style-name="P5">Voor het realiseren van dit project zijn een aantal voorwaarden opgesteld waar het geheel aan moet voldoen.</text:p>
      <text:p text:style-name="P9">Doelstellingen:</text:p>
      <text:p text:style-name="P5">1<text:tab/>Eenvoudig in gebruik.<text:line-break/>2<text:tab/>Weinig tot geen onderhoud.<text:line-break/>3<text:tab/>Minimaal <text:span text:style-name="T2">4</text:span> uur operationeel. <text:line-break/><text:span text:style-name="T2">4<text:tab/>Eenvoudig te laden.</text:span><text:line-break/><text:span text:style-name="T2">5</text:span><text:tab/><text:span text:style-name="T2">De toegevoegde elektronica mag het normale functioneren van een boei niet beïnvloeden.<text:line-break/>6<text:tab/>Het eindresultaat wordt open source.</text:span></text:p>
      <text:p text:style-name="P5"/>
      <text:p text:style-name="P6">Inmiddels is er een concept ontwikkeld wat aan al deze voorwaarde voldoet. Dit concept is een doorontwikkeling van het prototype wat succesvol twee avonden in ingezet. Het <text:span text:style-name="T5">c</text:span>oncept bestaat uit <text:span text:style-name="T5">drie</text:span> delen.</text:p>
      <text:p text:style-name="P7"/>
      <text:p text:style-name="P6"><text:span text:style-name="T4">Deel 1: Top</text:span></text:p>
      <text:p text:style-name="P6">Dit is een klein doosje met een GPS ontvanger een wifi netwerk en een Lora verbinding.<text:line-break/>Het doosje word ongeveer 60 x 60 x 40 mm Het is noodzakelijk dit deel boven water te houden en kan bevestigd worden op de bovenkant van de boei of aan de zijkant. <text:span text:style-name="T5">De bevestiging is nog niet ontwikkeld maar klittenband lijk een goede oplossing.</text:span><text:line-break/></text:p>
      <text:p text:style-name="P6"><text:span text:style-name="T4">Deel 2: Sub</text:span></text:p>
      <text:p text:style-name="P10">Dit is een grotere doos. Hierin bevinden zicht de Lithium accu’s, elektronica, wifi, <text:span text:style-name="T5">en aan de buitenkant de trusters. Dit komt tussen het contragewicht en de touwen naar de boei. Deze module is gemakkelijk te verwijderen middels een klik verbinding.<text:line-break/></text:span></text:p>
      <text:p text:style-name="P8">Deel 3: Laad module</text:p>
      <text:p text:style-name="P11">Dit is een module waarin zich de laad elektronica bevind om de accu’s te kunnen laden.<text:line-break/>Er kunnen drie systemen tegelijk worden geladen.</text:p>
      <text:p text:style-name="P12"><text:soft-page-break/>Het prototype is ontwikkeld door NicE Engineering en daar worden geen kosten voor gerekend.</text:p>
      <text:p text:style-name="P8">Vanwaar dan de Crowdfunding?</text:p>
      <text:p text:style-name="P12"/>
      <text:p text:style-name="P12">Om de gestelde doelstellingen the halen moeten er kosten gemaakt worden.</text:p>
      <text:p text:style-name="P12">Hier onder een overzicht van de kosten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2" office:value-type="string">
            <text:p text:style-name="P1"><text:span text:style-name="T3">NicE Bobobuoy</text:span></text:p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<text:span text:style-name="T3">SUB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1">Trusters</text:p>
          </table:table-cell>
          <table:table-cell table:style-name="Table1.A1" office:value-type="string">
            <text:p text:style-name="P1">TOOPRE</text:p>
          </table:table-cell>
          <table:table-cell table:style-name="Table1.A1" office:value-type="string">
            <text:p text:style-name="P2">€ 22.50</text:p>
          </table:table-cell>
          <table:table-cell table:style-name="Table1.A1" office:value-type="string">
            <text:p text:style-name="P2">€ 45.00</text:p>
          </table:table-cell>
        </table:table-row>
        <table:table-row table:style-name="Table1.1"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1">Accu</text:p>
          </table:table-cell>
          <table:table-cell table:style-name="Table1.A1" office:value-type="string">
            <text:p text:style-name="P1">S6 DXF LIPO 8500Mah</text:p>
          </table:table-cell>
          <table:table-cell table:style-name="Table1.A1" office:value-type="string">
            <text:p text:style-name="P2">€ 73.40</text:p>
          </table:table-cell>
          <table:table-cell table:style-name="Table1.A1" office:value-type="string">
            <text:p text:style-name="P2">€ 146.80</text:p>
          </table:table-cell>
        </table:table-row>
        <table:table-row table:style-name="Table1.1"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1">Connectors</text:p>
          </table:table-cell>
          <table:table-cell table:style-name="Table1.A1" office:value-type="string">
            <text:p text:style-name="P1">M16 pcb 10p</text:p>
          </table:table-cell>
          <table:table-cell table:style-name="Table1.A1" office:value-type="string">
            <text:p text:style-name="P2">€ 11.70</text:p>
          </table:table-cell>
          <table:table-cell table:style-name="Table1.A1" office:value-type="string">
            <text:p text:style-name="P2">€ 11.70</text:p>
          </table:table-cell>
        </table:table-row>
        <table:table-row table:style-name="Table1.1"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1">ESC</text:p>
          </table:table-cell>
          <table:table-cell table:style-name="Table1.A1" office:value-type="string">
            <text:p text:style-name="P1">40A S6</text:p>
          </table:table-cell>
          <table:table-cell table:style-name="Table1.A1" office:value-type="string">
            <text:p text:style-name="P2">€ 16.70</text:p>
          </table:table-cell>
          <table:table-cell table:style-name="Table1.A1" office:value-type="string">
            <text:p text:style-name="P2">€ 33.40</text:p>
          </table:table-cell>
        </table:table-row>
        <table:table-row table:style-name="Table1.1"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1">PCB</text:p>
          </table:table-cell>
          <table:table-cell table:style-name="Table1.A1" office:value-type="string">
            <text:p text:style-name="P1">NicE BobobuoySubV1.0</text:p>
          </table:table-cell>
          <table:table-cell table:style-name="Table1.A1" office:value-type="string">
            <text:p text:style-name="P2">€ 50.00</text:p>
          </table:table-cell>
          <table:table-cell table:style-name="Table1.A1" office:value-type="string">
            <text:p text:style-name="P2">€ 50.00</text:p>
          </table:table-cell>
        </table:table-row>
        <table:table-row table:style-name="Table1.1"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1">Casing</text:p>
          </table:table-cell>
          <table:table-cell table:style-name="Table1.A1" office:value-type="string">
            <text:p text:style-name="P1">Fillament/Oring</text:p>
          </table:table-cell>
          <table:table-cell table:style-name="Table1.A1" office:value-type="string">
            <text:p text:style-name="P2">€ 15.00</text:p>
          </table:table-cell>
          <table:table-cell table:style-name="Table1.A1" office:value-type="string">
            <text:p text:style-name="P2">€ 15.00</text:p>
          </table:table-cell>
        </table:table-row>
        <table:table-row table:style-name="Table1.9"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1">Div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€ 20.00</text:p>
          </table:table-cell>
          <table:table-cell table:style-name="Table1.A1" office:value-type="string">
            <text:p text:style-name="P2">€ 20.00</text:p>
          </table:table-cell>
        </table:table-row>
        <table:table-row table:style-name="Table1.9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€ 321.90</text:p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<text:span text:style-name="T3">TOP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1">GPS</text:p>
          </table:table-cell>
          <table:table-cell table:style-name="Table1.A1" office:value-type="string">
            <text:p text:style-name="P1">Neo8</text:p>
          </table:table-cell>
          <table:table-cell table:style-name="Table1.A1" office:value-type="string">
            <text:p text:style-name="P2">€ 15.00</text:p>
          </table:table-cell>
          <table:table-cell table:style-name="Table1.A1" office:value-type="string">
            <text:p text:style-name="P2">€ 15.00</text:p>
          </table:table-cell>
        </table:table-row>
        <table:table-row table:style-name="Table1.1"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1">PCB</text:p>
          </table:table-cell>
          <table:table-cell table:style-name="Table1.A1" office:value-type="string">
            <text:p text:style-name="P1">NicE RobobuoyTopV1.0</text:p>
          </table:table-cell>
          <table:table-cell table:style-name="Table1.A1" office:value-type="string">
            <text:p text:style-name="P2">€ 35.00</text:p>
          </table:table-cell>
          <table:table-cell table:style-name="Table1.A1" office:value-type="string">
            <text:p text:style-name="P2">€ 35.00</text:p>
          </table:table-cell>
        </table:table-row>
        <table:table-row table:style-name="Table1.1"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1">Casing</text:p>
          </table:table-cell>
          <table:table-cell table:style-name="Table1.A1" office:value-type="string">
            <text:p text:style-name="P1">Fillament/Oring</text:p>
          </table:table-cell>
          <table:table-cell table:style-name="Table1.A1" office:value-type="string">
            <text:p text:style-name="P2">€ 28.00</text:p>
          </table:table-cell>
          <table:table-cell table:style-name="Table1.A1" office:value-type="string">
            <text:p text:style-name="P2">€ 28.00</text:p>
          </table:table-cell>
        </table:table-row>
        <table:table-row table:style-name="Table1.1"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1">Div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€ 20.00</text:p>
          </table:table-cell>
          <table:table-cell table:style-name="Table1.A1" office:value-type="string">
            <text:p text:style-name="P2">€ 20.00</text:p>
          </table:table-cell>
        </table:table-row>
        <table:table-row table:style-name="Table1.1"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1">accu</text:p>
          </table:table-cell>
          <table:table-cell table:style-name="Table1.A1" office:value-type="string">
            <text:p text:style-name="P1">LiPo 1S</text:p>
          </table:table-cell>
          <table:table-cell table:style-name="Table1.A1" office:value-type="string">
            <text:p text:style-name="P2">€ 3.80</text:p>
          </table:table-cell>
          <table:table-cell table:style-name="Table1.A1" office:value-type="string">
            <text:p text:style-name="P2">€ 3.80</text:p>
          </table:table-cell>
        </table:table-row>
        <table:table-row table:style-name="Table1.9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€ 101.80</text:p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9">
          <table:table-cell table:style-name="Table1.A1" office:value-type="string">
            <text:p text:style-name="P1"><text:span text:style-name="T3">Total <text:s/>buoy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€ 423.70</text:p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9">
          <table:table-cell table:style-name="Table1.A1" office:value-type="string">
            <text:p text:style-name="P1"><text:span text:style-name="T3">Charger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9">
          <table:table-cell table:style-name="Table1.A1" office:value-type="string">
            <text:p text:style-name="P2">3</text:p>
          </table:table-cell>
          <table:table-cell table:style-name="Table1.A1" office:value-type="string">
            <text:p text:style-name="P1">Charger</text:p>
          </table:table-cell>
          <table:table-cell table:style-name="Table1.A1" office:value-type="string">
            <text:p text:style-name="P1">Toolkitrc C6 50W Lipo Lihv</text:p>
          </table:table-cell>
          <table:table-cell table:style-name="Table1.A1" office:value-type="string">
            <text:p text:style-name="P2">€ 30.00</text:p>
          </table:table-cell>
          <table:table-cell table:style-name="Table1.A1" office:value-type="string">
            <text:p text:style-name="P2">€ 90.00</text:p>
          </table:table-cell>
        </table:table-row>
        <table:table-row table:style-name="Table1.9"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1">Casing</text:p>
          </table:table-cell>
          <table:table-cell table:style-name="Table1.A1" office:value-type="string">
            <text:p text:style-name="P1">Fillament/Oring</text:p>
          </table:table-cell>
          <table:table-cell table:style-name="Table1.A1" office:value-type="string">
            <text:p text:style-name="P2">€ 20.00</text:p>
          </table:table-cell>
          <table:table-cell table:style-name="Table1.A1" office:value-type="string">
            <text:p text:style-name="P2">€ 20.00</text:p>
          </table:table-cell>
        </table:table-row>
        <table:table-row table:style-name="Table1.9">
          <table:table-cell table:style-name="Table1.A1" office:value-type="string">
            <text:p text:style-name="P2">3</text:p>
          </table:table-cell>
          <table:table-cell table:style-name="Table1.A1" office:value-type="string">
            <text:p text:style-name="P1">Connectors</text:p>
          </table:table-cell>
          <table:table-cell table:style-name="Table1.A1" office:value-type="string">
            <text:p text:style-name="P1">Div</text:p>
          </table:table-cell>
          <table:table-cell table:style-name="Table1.A1" office:value-type="string">
            <text:p text:style-name="P2">€ 20.00</text:p>
          </table:table-cell>
          <table:table-cell table:style-name="Table1.A1" office:value-type="string">
            <text:p text:style-name="P2">€ 60.00</text:p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9">
          <table:table-cell table:style-name="Table1.A1" office:value-type="string">
            <text:p text:style-name="P1"><text:span text:style-name="T3">Total system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€ 1,331.10</text:p>
          </table:table-cell>
        </table:table-row>
      </table:table>
      <text:p text:style-name="Standard"/>
      <text:p text:style-name="P3">Opties</text:p>
      <text:p text:style-name="P4">Er zijn een aantal opties die niet meegenomen zijn maar al wel in de hardware zijn voorzien.</text:p>
      <text:p text:style-name="P4"/>
      <text:p text:style-name="P4">Remote control &gt; op afstand de buoy naar een positie varen, naar de stijger laten komen.</text:p>
      <text:p text:style-name="P4"/>
      <text:p text:style-name="P4">Auto docking &gt; de boei vaart zelfstandig naar huis.</text:p>
      <text:p text:style-name="P4"/>
      <text:p text:style-name="P4">Auto adjust windward buoy &gt; de bovenboei vaart naar een positie zodat de benedenwindse boei op 180 graden ligt ten opzicht van de wind.</text:p>
      <text:p text:style-name="P4"/>
      <text:p text:style-name="P4">Auto adjust startline &gt; de startlijn wordt loodrecht op de windrichting uitgelegd.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, Helvetica, sans-serif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6-16T22:16:52.799000000</meta:creation-date>
    <dc:date>2024-06-16T23:26:40.654000000</dc:date>
    <meta:editing-duration>PT16M43S</meta:editing-duration>
    <meta:editing-cycles>3</meta:editing-cycles>
    <meta:generator>LibreOffice/7.2.4.1$Windows_X86_64 LibreOffice_project/27d75539669ac387bb498e35313b970b7fe9c4f9</meta:generator>
    <meta:document-statistic meta:table-count="1" meta:image-count="0" meta:object-count="0" meta:page-count="2" meta:paragraph-count="107" meta:word-count="546" meta:character-count="3012" meta:non-whitespace-character-count="2568"/>
  </office:meta>
</office:document-meta>
</file>